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0000000100DBDCB3CAE647AF53.png" manifest:media-type="image/png"/>
  <manifest:file-entry manifest:full-path="Pictures/100000010000010000000100111A29C03F08FC4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 fo:min-height="4.75cm" fo:min-width="4cm" style:writing-mode="lr-tb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2.75cm" fo:min-width="2.5cm" style:writing-mode="lr-tb"/>
      <style:paragraph-properties style:writing-mode="lr-tb"/>
    </style:style>
    <style:style style:name="gr4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00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xml:id="id2" draw:id="id2" draw:layer="layout" svg:width="1.5cm" svg:height="1.5cm" svg:x="6.95cm" svg:y="6.2cm">
          <draw:image xlink:href="Pictures/100000010000010000000100111A29C03F08FC4A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>V14.0</text:p>
            <text:p text:style-name="P1">database</text:p>
          </draw:image>
        </draw:frame>
        <draw:custom-shape draw:style-name="gr2" draw:text-style-name="P3" xml:id="id4" draw:id="id4" draw:layer="layout" svg:width="4.5cm" svg:height="5cm" svg:x="11cm" svg:y="6cm">
          <text:p text:style-name="P1">Odoo V15.0</text:p>
          <text:p text:style-name="P1">+</text:p>
          <text:p text:style-name="P1">OpenUpgrade </text:p>
          <text:p text:style-name="P1">V15.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3cm" svg:height="3cm" svg:x="2cm" svg:y="7cm">
          <text:p text:style-name="P1">Your Old</text:p>
          <text:p text:style-name="P1">Odoo 14.0 Instance</text:p>
          <draw:enhanced-geometry svg:viewBox="0 0 21600 21600" draw:type="rectangle" draw:enhanced-path="M 0 0 L 21600 0 21600 21600 0 21600 0 0 Z N"/>
        </draw:custom-shape>
        <draw:frame draw:style-name="gr1" draw:text-style-name="P2" xml:id="id3" draw:id="id3" draw:layer="layout" svg:width="1.452cm" svg:height="1.452cm" svg:x="7.098cm" svg:y="9.548cm">
          <draw:image xlink:href="Pictures/100000010000010000000100DBDCB3CAE647AF53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>V14.0</text:p>
            <text:p text:style-name="P1">filestore</text:p>
          </draw:image>
        </draw:frame>
        <draw:connector draw:style-name="gr4" draw:text-style-name="P2" draw:layer="layout" draw:type="line" svg:x1="5cm" svg:y1="8.5cm" svg:x2="6.95cm" svg:y2="6.95cm" draw:start-shape="id1" draw:start-glue-point="1" draw:end-shape="id2" draw:end-glue-point="3" svg:d="M5000 8500l1950-1550" svg:viewBox="0 0 1951 1551">
          <text:p/>
        </draw:connector>
        <draw:connector draw:style-name="gr5" draw:text-style-name="P2" draw:layer="layout" draw:type="line" svg:x1="5cm" svg:y1="8.5cm" svg:x2="7.098cm" svg:y2="10.274cm" draw:start-shape="id1" draw:start-glue-point="1" draw:end-shape="id3" draw:end-glue-point="3" svg:d="M5000 8500l2098 1774" svg:viewBox="0 0 2099 1775">
          <text:p/>
        </draw:connector>
        <draw:connector draw:style-name="gr6" draw:text-style-name="P2" draw:layer="layout" draw:type="line" svg:x1="8.45cm" svg:y1="6.95cm" svg:x2="11cm" svg:y2="8.5cm" draw:start-shape="id2" draw:start-glue-point="1" draw:end-shape="id4" draw:end-glue-point="3" svg:d="M8450 6950l2550 1550" svg:viewBox="0 0 2551 1551">
          <text:p/>
        </draw:connector>
        <draw:connector draw:style-name="gr7" draw:text-style-name="P2" draw:layer="layout" draw:type="line" svg:x1="8.55cm" svg:y1="10.274cm" svg:x2="11cm" svg:y2="8.5cm" draw:start-shape="id3" draw:start-glue-point="1" draw:end-shape="id4" svg:d="M8550 10274l2450-1774" svg:viewBox="0 0 2451 1775">
          <text:p/>
        </draw:connector>
        <draw:frame draw:style-name="gr1" draw:text-style-name="P2" xml:id="id5" draw:id="id5" draw:layer="layout" svg:width="1.5cm" svg:height="1.5cm" svg:x="17.695cm" svg:y="6.224cm">
          <draw:image xlink:href="Pictures/100000010000010000000100111A29C03F08FC4A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>V15.0</text:p>
            <text:p text:style-name="P1">database</text:p>
          </draw:image>
        </draw:frame>
        <draw:frame draw:style-name="gr1" draw:text-style-name="P2" xml:id="id6" draw:id="id6" draw:layer="layout" svg:width="1.452cm" svg:height="1.452cm" svg:x="17.843cm" svg:y="9.572cm">
          <draw:image xlink:href="Pictures/100000010000010000000100DBDCB3CAE647AF53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>V15.0</text:p>
            <text:p text:style-name="P1">filestore</text:p>
          </draw:image>
        </draw:frame>
        <draw:connector draw:style-name="gr8" draw:text-style-name="P2" draw:layer="layout" draw:type="line" svg:x1="15.5cm" svg:y1="8.5cm" svg:x2="17.695cm" svg:y2="6.974cm" draw:start-shape="id4" draw:start-glue-point="1" draw:end-shape="id5" draw:end-glue-point="3" svg:d="M15500 8500l2195-1526" svg:viewBox="0 0 2196 1527">
          <text:p/>
        </draw:connector>
        <draw:connector draw:style-name="gr9" draw:text-style-name="P2" draw:layer="layout" draw:type="line" svg:x1="15.5cm" svg:y1="8.5cm" svg:x2="17.843cm" svg:y2="10.298cm" draw:start-shape="id4" draw:start-glue-point="1" draw:end-shape="id6" draw:end-glue-point="3" svg:d="M15500 8500l2343 1798" svg:viewBox="0 0 2344 1799">
          <text:p/>
        </draw:connector>
        <draw:custom-shape draw:style-name="gr3" draw:text-style-name="P4" xml:id="id7" draw:id="id7" draw:layer="layout" svg:width="3cm" svg:height="3cm" svg:x="22cm" svg:y="7cm">
          <text:p text:style-name="P1">Your New Odoo 15.0 Instance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19.195cm" svg:y1="6.974cm" svg:x2="22cm" svg:y2="8.5cm" draw:start-shape="id5" draw:start-glue-point="1" draw:end-shape="id7" draw:end-glue-point="3" svg:d="M19195 6974l2805 1526" svg:viewBox="0 0 2806 1527">
          <text:p/>
        </draw:connector>
        <draw:connector draw:style-name="gr11" draw:text-style-name="P2" draw:layer="layout" draw:type="line" svg:x1="19.295cm" svg:y1="10.298cm" svg:x2="22cm" svg:y2="8.5cm" draw:start-shape="id6" draw:start-glue-point="1" draw:end-shape="id7" draw:end-glue-point="3" svg:d="M19295 10298l2705-1798" svg:viewBox="0 0 2706 1799">
          <text:p/>
        </draw:connector>
      </draw:page>
      <draw:page draw:name="page2" draw:style-name="dp1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draw:marker-start-width="0.35cm" draw:marker-end-width="0.35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0:29:07.969270893</meta:creation-date>
    <dc:date>2023-06-21T01:05:10.618233998</dc:date>
    <meta:editing-duration>PT8M56S</meta:editing-duration>
    <meta:editing-cycles>3</meta:editing-cycles>
    <meta:generator>LibreOffice/7.5.4.2$Linux_X86_64 LibreOffice_project/50$Build-2</meta:generator>
    <meta:document-statistic meta:object-count="15"/>
  </office:meta>
</office:document-meta>
</file>